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Monaco" svg:font-family="Monaco, MonacoRegular, 'Courier New'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6c84" officeooo:paragraph-rsid="000b6c84"/>
    </style:style>
    <style:style style:name="P2" style:family="paragraph" style:parent-style-name="Standard">
      <style:text-properties fo:font-variant="normal" fo:text-transform="none" fo:color="#000000" loext:opacity="100%" style:font-name="Monaco" fo:font-size="9pt" fo:letter-spacing="normal" fo:font-style="normal" fo:font-weight="bold" officeooo:paragraph-rsid="000b6c84" loext:padding="0cm" loext:border="none"/>
    </style:style>
    <style:style style:name="P3" style:family="paragraph" style:parent-style-name="Standard">
      <style:text-properties fo:font-variant="normal" fo:text-transform="none" fo:color="#000000" loext:opacity="100%" style:font-name="Monaco" fo:font-size="9pt" fo:letter-spacing="normal" fo:font-style="normal" fo:font-weight="bold" officeooo:rsid="0010102a" officeooo:paragraph-rsid="0011d6e6" loext:padding="0cm" loext:border="none"/>
    </style:style>
    <style:style style:name="P4" style:family="paragraph" style:parent-style-name="Standard">
      <style:text-properties officeooo:rsid="0010102a" officeooo:paragraph-rsid="0010102a"/>
    </style:style>
    <style:style style:name="P5" style:family="paragraph" style:parent-style-name="Standard">
      <style:text-properties officeooo:rsid="00140f63" officeooo:paragraph-rsid="00140f63"/>
    </style:style>
    <style:style style:name="P6" style:family="paragraph" style:parent-style-name="Preformatted_20_Text">
      <style:paragraph-properties fo:margin-top="0cm" fo:margin-bottom="0.499cm" style:contextual-spacing="false"/>
      <style:text-properties officeooo:rsid="00159a91" officeooo:paragraph-rsid="00159a91"/>
    </style:style>
    <style:style style:name="P7" style:family="paragraph" style:parent-style-name="Preformatted_20_Text">
      <style:paragraph-properties fo:margin-top="0cm" fo:margin-bottom="0.499cm" style:contextual-spacing="false"/>
      <style:text-properties fo:color="#ffffff" loext:opacity="100%" fo:background-color="#000000"/>
    </style:style>
    <style:style style:name="T1" style:family="text">
      <style:text-properties officeooo:rsid="000b6c84"/>
    </style:style>
    <style:style style:name="T2" style:family="text">
      <style:text-properties fo:color="#800080" loext:opacity="100%" style:font-name="inherit"/>
    </style:style>
    <style:style style:name="T3" style:family="text">
      <style:text-properties fo:color="#800080" loext:opacity="100%" style:font-name="inherit" officeooo:rsid="000cd367"/>
    </style:style>
    <style:style style:name="T4" style:family="text">
      <style:text-properties fo:color="#800080" loext:opacity="100%" style:font-name="inherit" officeooo:rsid="000b6c84"/>
    </style:style>
    <style:style style:name="T5" style:family="text">
      <style:text-properties fo:color="#800080" loext:opacity="100%" style:font-name="inherit" officeooo:rsid="0011d6e6"/>
    </style:style>
    <style:style style:name="T6" style:family="text">
      <style:text-properties fo:color="#006fe0" loext:opacity="100%"/>
    </style:style>
    <style:style style:name="T7" style:family="text">
      <style:text-properties fo:color="#006fe0" loext:opacity="100%" officeooo:rsid="000cd367"/>
    </style:style>
    <style:style style:name="T8" style:family="text">
      <style:text-properties fo:color="#006fe0" loext:opacity="100%" officeooo:rsid="000b6c84"/>
    </style:style>
    <style:style style:name="T9" style:family="text">
      <style:text-properties officeooo:rsid="0011d6e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as dos son afuera de la base de datos </text:p>
      <text:p text:style-name="P6">esta es para bajar los archivos observar que es sin dump</text:p>
      <text:p text:style-name="P7">mysql -u root -p <text:s/>nombre_base_de_datos &lt; fichero.sql</text:p>
      <text:p text:style-name="P6">esta es para respaldarlos archivos observar que tiene dump</text:p>
      <text:p text:style-name="P7">mysqldump -u root -p nombre_base_de_datos &gt; fichero.sql</text:p>
      <text:p text:style-name="P1">1. 00 en el segundo <text:s/>2022-01-31 15:09:03</text:p>
      <text:p text:style-name="P2"><text:span text:style-name="T4">UPDATE</text:span><text:span text:style-name="T8"> </text:span><text:span text:style-name="T7">Cortes </text:span><text:span text:style-name="T2">SET</text:span><text:span text:style-name="T6"> </text:span><text:span text:style-name="T7">FechaFin</text:span>=<text:span text:style-name="T1">2022-01-31 15:09:03 </text:span><text:span text:style-name="T2">WHERE </text:span><text:span text:style-name="T3">Folio = 134</text:span><text:span text:style-name="T6"> </text:span></text:p>
      <text:p text:style-name="P4">2 excel de corte de mes</text:p>
      <text:p text:style-name="P4">3 solicitar contrasena para ejecutar reporte</text:p>
      <text:p text:style-name="P4">4 Hacer un ejecutable del programa, buscar el mkfile como tip</text:p>
      <text:p text:style-name="P4">5 Crear BD para tarjetas Nom-Cliente, Num Tarjeta, Estaus adentro o afuera, y telefono o direccion</text:p>
      <text:p text:style-name="P5">6 Conteo de Autos y/o Detector de placas </text:p>
      <text:p text:style-name="P4"/>
      <text:p text:style-name="P3"><text:span text:style-name="T4">UPDATE</text:span><text:span text:style-name="T8"> </text:span><text:span text:style-name="T7">Cortes </text:span><text:span text:style-name="T2">SET</text:span><text:span text:style-name="T6"> </text:span><text:span text:style-name="T7">FechaFin</text:span>=’2022-01-05 23:37:<text:span text:style-name="T9">00’</text:span> <text:span text:style-name="T2">WHERE </text:span><text:span text:style-name="T3">Folio = </text:span><text:span text:style-name="T5">734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Monaco" svg:font-family="Monaco, MonacoRegular, 'Courier New'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1T15:53:58.991975431</meta:creation-date>
    <dc:date>2022-05-17T18:18:56.453110019</dc:date>
    <meta:editing-duration>PT4H21M8S</meta:editing-duration>
    <meta:editing-cycles>7</meta:editing-cycles>
    <meta:generator>LibreOffice/7.0.4.2$Linux_ARM_EABI LibreOffice_project/00$Build-2</meta:generator>
    <meta:document-statistic meta:table-count="0" meta:image-count="0" meta:object-count="0" meta:page-count="1" meta:paragraph-count="13" meta:word-count="115" meta:character-count="698" meta:non-whitespace-character-count="591"/>
  </office:meta>
</office:document-meta>
</file>